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1E0B5F3D909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17cm" svg:height="16.93cm" svg:x="0.004cm" svg:y="0.004cm">
          <draw:image xlink:href="Pictures/1000000000000320000001E0B5F3D909.png" xlink:type="simple" xlink:show="embed" xlink:actuate="onLoad">
            <text:p/>
          </draw:image>
        </draw:frame>
        <draw:rect draw:style-name="gr2" draw:text-style-name="P2" draw:layer="layout" svg:width="1.974cm" svg:height="2cm" svg:x="2.126cm" svg:y="11.5cm">
          <text:p text:style-name="P1"><text:span text:style-name="T1">STD_PUSHBT_HOME</text:span></text:p>
          <text:p text:style-name="P1"><text:span text:style-name="T1">EMBD_QUITSCREEN</text:span></text:p>
        </draw:rect>
        <draw:custom-shape draw:style-name="gr3" draw:text-style-name="P3" draw:layer="layout" svg:width="22.415cm" svg:height="11.746cm" svg:x="4.685cm" svg:y="2.095cm">
          <text:p text:style-name="P3"><text:span text:style-name="T2">STD_TEXTCTRL_LIST</text:span></text:p>
          <text:p text:style-name="P3"><text:span text:style-name="T2">EMBS_%%PARAMS%%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out_20_fill" style:display-name="Object without fill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First_20_line_20_indent" style:display-name="First line indent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urquo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Subtitle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graphic">
      <style:paragraph-properties style:text-autospace="none"/>
      <style:text-properties style:letter-kerning="true"/>
    </style:style>
    <style:style style:name="Background" style:family="graphic">
      <style:paragraph-properties style:text-autospace="none"/>
      <style:text-properties style:letter-kerning="true"/>
    </style:style>
    <style:style style:name="Outline_20_1" style:display-name="Outline 1" style:family="graphic">
      <style:paragraph-properties fo:margin-top="0.8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graphic">
      <style:paragraph-properties fo:margin-top="0.706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Outline_20_3" style:display-name="Outline 3" style:family="graphic">
      <style:paragraph-properties fo:margin-top="0.529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Outline_20_4" style:display-name="Outline 4" style:family="graphic">
      <style:paragraph-properties fo:margin-top="0.351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5" style:display-name="Outline 5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6" style:display-name="Outline 6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7" style:display-name="Outline 7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8" style:display-name="Outline 8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9" style:display-name="Outline 9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bjet_20_sans_20_remplissage_20_et_20_sans_20_ligne" style:display-name="Objet sans remplissage et sans lig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8.222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6-03-04T14:02:41</meta:creation-date>
    <dc:date>2016-03-28T12:22:34</dc:date>
    <dc:creator>Gwéna LE YONDRE</dc:creator>
    <meta:editing-duration>P1DT4H39M31S</meta:editing-duration>
    <meta:editing-cycles>55</meta:editing-cycles>
    <meta:generator>OpenOffice/4.1.2$Unix OpenOffice.org_project/412m3$Build-9782</meta:generator>
    <meta:document-statistic meta:object-count="3"/>
  </office:meta>
</office:document-meta>
</file>